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0.5866in"/>
    </style:style>
    <style:style style:name="co3" style:family="table-column">
      <style:table-column-properties fo:break-before="auto" style:column-width="0.3846in"/>
    </style:style>
    <style:style style:name="co4" style:family="table-column">
      <style:table-column-properties fo:break-before="auto" style:column-width="0.2362in"/>
    </style:style>
    <style:style style:name="co5" style:family="table-column">
      <style:table-column-properties fo:break-before="auto" style:column-width="0.2736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93666666666667">
            <text:p>0.9366666667</text:p>
          </table:table-cell>
          <table:table-cell table:formula="of:=[.F1]*100" office:value-type="float" office:value="93.666666666667">
            <text:p>93.6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7866666666667">
            <text:p>0.8786666667</text:p>
          </table:table-cell>
          <table:table-cell table:formula="of:=[.F2]*100" office:value-type="float" office:value="87.866666666667">
            <text:p>87.8666666667</text:p>
          </table:table-cell>
          <table:table-cell office:value-type="string">
            <text:p>LogReg</text:p>
          </table:table-cell>
          <table:table-cell>
            <draw:frame table:end-cell-address="Sheet1.P23" table:end-x="0.8764in" table:end-y="0.024in" draw:z-index="0" draw:style-name="gr1" draw:text-style-name="P1" svg:width="6.2988in" svg:height="3.4736in" svg:x="0.8008in" svg:y="0.0374in">
              <draw:object draw:notify-on-update-of-ranges="Sheet1.A1:Sheet1.A11 Sheet1.H1:Sheet1.H1 Sheet1.G1:Sheet1.G11 Sheet1.H12:Sheet1.H12 Sheet1.G12:Sheet1.G22 Sheet1.A1:Sheet1.A11 Sheet1.H23:Sheet1.H23 Sheet1.G23:Sheet1.G33 Sheet1.A1:Sheet1.A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71666666666667">
            <text:p>0.7166666667</text:p>
          </table:table-cell>
          <table:table-cell table:formula="of:=[.F3]*100" office:value-type="float" office:value="71.666666666667">
            <text:p>71.6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1866666666667">
            <text:p>0.4186666667</text:p>
          </table:table-cell>
          <table:table-cell table:formula="of:=[.F4]*100" office:value-type="float" office:value="41.866666666667">
            <text:p>41.8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5666666666667">
            <text:p>0.2566666667</text:p>
          </table:table-cell>
          <table:table-cell table:formula="of:=[.F5]*100" office:value-type="float" office:value="25.666666666667">
            <text:p>25.6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24">
            <text:p>0.124</text:p>
          </table:table-cell>
          <table:table-cell table:formula="of:=[.F6]*100" office:value-type="float" office:value="12.4">
            <text:p>12.4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8666666666667">
            <text:p>0.0786666667</text:p>
          </table:table-cell>
          <table:table-cell table:formula="of:=[.F7]*100" office:value-type="float" office:value="7.8666666666667">
            <text:p>7.8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6666666666667">
            <text:p>0.0666666667</text:p>
          </table:table-cell>
          <table:table-cell table:formula="of:=[.F8]*100" office:value-type="float" office:value="6.6666666666667">
            <text:p>6.6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2666666666667">
            <text:p>0.0626666667</text:p>
          </table:table-cell>
          <table:table-cell table:formula="of:=[.F9]*100" office:value-type="float" office:value="6.2666666666667">
            <text:p>6.2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0666666666667">
            <text:p>0.0706666667</text:p>
          </table:table-cell>
          <table:table-cell table:formula="of:=[.F10]*100" office:value-type="float" office:value="7.0666666666667">
            <text:p>7.0666666667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6">
            <text:p>0.076</text:p>
          </table:table-cell>
          <table:table-cell table:formula="of:=[.F11]*100" office:value-type="float" office:value="7.6">
            <text:p>7.6</text:p>
          </table:table-cell>
          <table:table-cell office:value-type="string">
            <text:p>LogReg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0933333333334">
            <text:p>0.8093333333</text:p>
          </table:table-cell>
          <table:table-cell table:formula="of:=[.F12]*100" office:value-type="float" office:value="80.933333333334">
            <text:p>80.9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8466666666667">
            <text:p>0.6846666667</text:p>
          </table:table-cell>
          <table:table-cell table:formula="of:=[.F13]*100" office:value-type="float" office:value="68.466666666667">
            <text:p>68.4666666667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68">
            <text:p>0.468</text:p>
          </table:table-cell>
          <table:table-cell table:formula="of:=[.F14]*100" office:value-type="float" office:value="46.8">
            <text:p>46.8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9066666666667">
            <text:p>0.2906666667</text:p>
          </table:table-cell>
          <table:table-cell table:formula="of:=[.F15]*100" office:value-type="float" office:value="29.066666666667">
            <text:p>29.0666666667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88">
            <text:p>0.188</text:p>
          </table:table-cell>
          <table:table-cell table:formula="of:=[.F16]*100" office:value-type="float" office:value="18.8">
            <text:p>18.8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333333333333">
            <text:p>0.1333333333</text:p>
          </table:table-cell>
          <table:table-cell table:formula="of:=[.F17]*100" office:value-type="float" office:value="13.333333333333">
            <text:p>13.3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2133333333333">
            <text:p>0.1213333333</text:p>
          </table:table-cell>
          <table:table-cell table:formula="of:=[.F18]*100" office:value-type="float" office:value="12.133333333333">
            <text:p>12.1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733333333333">
            <text:p>0.1373333333</text:p>
          </table:table-cell>
          <table:table-cell table:formula="of:=[.F19]*100" office:value-type="float" office:value="13.733333333333">
            <text:p>13.7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2533333333333">
            <text:p>0.1253333333</text:p>
          </table:table-cell>
          <table:table-cell table:formula="of:=[.F20]*100" office:value-type="float" office:value="12.533333333333">
            <text:p>12.5333333333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266666666667">
            <text:p>0.1326666667</text:p>
          </table:table-cell>
          <table:table-cell table:formula="of:=[.F21]*100" office:value-type="float" office:value="13.266666666667">
            <text:p>13.2666666667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7466666666667">
            <text:p>0.1746666667</text:p>
          </table:table-cell>
          <table:table-cell table:formula="of:=[.F22]*100" office:value-type="float" office:value="17.466666666667">
            <text:p>17.4666666667</text:p>
          </table:table-cell>
          <table:table-cell office:value-type="string">
            <text:p>1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2">
            <text:p>0.82</text:p>
          </table:table-cell>
          <table:table-cell table:formula="of:=[.F23]*100" office:value-type="float" office:value="82">
            <text:p>82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9">
            <text:p>0.69</text:p>
          </table:table-cell>
          <table:table-cell table:formula="of:=[.F24]*100" office:value-type="float" office:value="69">
            <text:p>69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4666666666667">
            <text:p>0.4466666667</text:p>
          </table:table-cell>
          <table:table-cell table:formula="of:=[.F25]*100" office:value-type="float" office:value="44.666666666667">
            <text:p>44.666666666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table:formula="of:=[.F26]*100" office:value-type="float" office:value="27">
            <text:p>2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4466666666667">
            <text:p>0.1446666667</text:p>
          </table:table-cell>
          <table:table-cell table:formula="of:=[.F27]*100" office:value-type="float" office:value="14.466666666667">
            <text:p>14.466666666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88">
            <text:p>0.088</text:p>
          </table:table-cell>
          <table:table-cell table:formula="of:=[.F28]*100" office:value-type="float" office:value="8.8">
            <text:p>8.8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86">
            <text:p>0.086</text:p>
          </table:table-cell>
          <table:table-cell table:formula="of:=[.F29]*100" office:value-type="float" office:value="8.6">
            <text:p>8.6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8666666666667">
            <text:p>0.0786666667</text:p>
          </table:table-cell>
          <table:table-cell table:formula="of:=[.F30]*100" office:value-type="float" office:value="7.8666666666667">
            <text:p>7.866666666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2">
            <text:p>0.072</text:p>
          </table:table-cell>
          <table:table-cell table:formula="of:=[.F31]*100" office:value-type="float" office:value="7.2">
            <text:p>7.2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4666666666667">
            <text:p>0.0746666667</text:p>
          </table:table-cell>
          <table:table-cell table:formula="of:=[.F32]*100" office:value-type="float" office:value="7.4666666666667">
            <text:p>7.4666666667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20">
            <text:p>2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8">
            <text:p>0.08</text:p>
          </table:table-cell>
          <table:table-cell table:formula="of:=[.F33]*100" office:value-type="float" office:value="8">
            <text:p>8</text:p>
          </table:table-cell>
          <table:table-cell office:value-type="string">
            <text:p>2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2466666666667">
            <text:p>0.8246666667</text:p>
          </table:table-cell>
          <table:table-cell table:formula="of:=[.F34]*100" office:value-type="float" office:value="82.466666666667">
            <text:p>82.4666666667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84">
            <text:p>0.684</text:p>
          </table:table-cell>
          <table:table-cell table:formula="of:=[.F35]*100" office:value-type="float" office:value="68.4">
            <text:p>68.4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4133333333333">
            <text:p>0.4413333333</text:p>
          </table:table-cell>
          <table:table-cell table:formula="of:=[.F36]*100" office:value-type="float" office:value="44.133333333333">
            <text:p>44.1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5266666666667">
            <text:p>0.2526666667</text:p>
          </table:table-cell>
          <table:table-cell table:formula="of:=[.F37]*100" office:value-type="float" office:value="25.266666666667">
            <text:p>25.2666666667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42">
            <text:p>0.142</text:p>
          </table:table-cell>
          <table:table-cell table:formula="of:=[.F38]*100" office:value-type="float" office:value="14.2">
            <text:p>14.2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9333333333333">
            <text:p>0.0793333333</text:p>
          </table:table-cell>
          <table:table-cell table:formula="of:=[.F39]*100" office:value-type="float" office:value="7.9333333333333">
            <text:p>7.9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8">
            <text:p>0.068</text:p>
          </table:table-cell>
          <table:table-cell table:formula="of:=[.F40]*100" office:value-type="float" office:value="6.8">
            <text:p>6.8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9333333333333">
            <text:p>0.0593333333</text:p>
          </table:table-cell>
          <table:table-cell table:formula="of:=[.F41]*100" office:value-type="float" office:value="5.9333333333333">
            <text:p>5.9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2666666666667">
            <text:p>0.0526666667</text:p>
          </table:table-cell>
          <table:table-cell table:formula="of:=[.F42]*100" office:value-type="float" office:value="5.2666666666667">
            <text:p>5.2666666667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1333333333333">
            <text:p>0.0613333333</text:p>
          </table:table-cell>
          <table:table-cell table:formula="of:=[.F43]*100" office:value-type="float" office:value="6.1333333333333">
            <text:p>6.1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0">
            <text:p>4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5333333333333">
            <text:p>0.0653333333</text:p>
          </table:table-cell>
          <table:table-cell table:formula="of:=[.F44]*100" office:value-type="float" office:value="6.5333333333333">
            <text:p>6.5333333333</text:p>
          </table:table-cell>
          <table:table-cell office:value-type="string">
            <text:p>4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22">
            <text:p>0.822</text:p>
          </table:table-cell>
          <table:table-cell table:formula="of:=[.F45]*100" office:value-type="float" office:value="82.2">
            <text:p>82.2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98">
            <text:p>0.698</text:p>
          </table:table-cell>
          <table:table-cell table:formula="of:=[.F46]*100" office:value-type="float" office:value="69.8">
            <text:p>69.8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3533333333333">
            <text:p>0.4353333333</text:p>
          </table:table-cell>
          <table:table-cell table:formula="of:=[.F47]*100" office:value-type="float" office:value="43.533333333333">
            <text:p>43.5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5533333333333">
            <text:p>0.2553333333</text:p>
          </table:table-cell>
          <table:table-cell table:formula="of:=[.F48]*100" office:value-type="float" office:value="25.533333333333">
            <text:p>25.5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4">
            <text:p>0.134</text:p>
          </table:table-cell>
          <table:table-cell table:formula="of:=[.F49]*100" office:value-type="float" office:value="13.4">
            <text:p>13.4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72666666666666">
            <text:p>0.0726666667</text:p>
          </table:table-cell>
          <table:table-cell table:formula="of:=[.F50]*100" office:value-type="float" office:value="7.2666666666666">
            <text:p>7.2666666667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3333333333333">
            <text:p>0.0533333333</text:p>
          </table:table-cell>
          <table:table-cell table:formula="of:=[.F51]*100" office:value-type="float" office:value="5.3333333333333">
            <text:p>5.3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8666666666667">
            <text:p>0.0586666667</text:p>
          </table:table-cell>
          <table:table-cell table:formula="of:=[.F52]*100" office:value-type="float" office:value="5.8666666666667">
            <text:p>5.8666666667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1333333333333">
            <text:p>0.0513333333</text:p>
          </table:table-cell>
          <table:table-cell table:formula="of:=[.F53]*100" office:value-type="float" office:value="5.1333333333333">
            <text:p>5.1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4">
            <text:p>0.064</text:p>
          </table:table-cell>
          <table:table-cell table:formula="of:=[.F54]*100" office:value-type="float" office:value="6.4">
            <text:p>6.4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80">
            <text:p>8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7333333333333">
            <text:p>0.0573333333</text:p>
          </table:table-cell>
          <table:table-cell table:formula="of:=[.F55]*100" office:value-type="float" office:value="5.7333333333333">
            <text:p>5.7333333333</text:p>
          </table:table-cell>
          <table:table-cell office:value-type="string">
            <text:p>80-2LvLin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834">
            <text:p>0.834</text:p>
          </table:table-cell>
          <table:table-cell table:formula="of:=[.F56]*100" office:value-type="float" office:value="83.4">
            <text:p>83.4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684">
            <text:p>0.684</text:p>
          </table:table-cell>
          <table:table-cell table:formula="of:=[.F57]*100" office:value-type="float" office:value="68.4">
            <text:p>68.4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43866666666667">
            <text:p>0.4386666667</text:p>
          </table:table-cell>
          <table:table-cell table:formula="of:=[.F58]*100" office:value-type="float" office:value="43.866666666667">
            <text:p>43.8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26466666666667">
            <text:p>0.2646666667</text:p>
          </table:table-cell>
          <table:table-cell table:formula="of:=[.F59]*100" office:value-type="float" office:value="26.466666666667">
            <text:p>26.4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13666666666667">
            <text:p>0.1366666667</text:p>
          </table:table-cell>
          <table:table-cell table:formula="of:=[.F60]*100" office:value-type="float" office:value="13.666666666667">
            <text:p>13.6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8666666666666">
            <text:p>0.0686666667</text:p>
          </table:table-cell>
          <table:table-cell table:formula="of:=[.F61]*100" office:value-type="float" office:value="6.8666666666666">
            <text:p>6.8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1333333333333">
            <text:p>0.0613333333</text:p>
          </table:table-cell>
          <table:table-cell table:formula="of:=[.F62]*100" office:value-type="float" office:value="6.1333333333333">
            <text:p>6.1333333333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9333333333333">
            <text:p>0.0593333333</text:p>
          </table:table-cell>
          <table:table-cell table:formula="of:=[.F63]*100" office:value-type="float" office:value="5.9333333333333">
            <text:p>5.9333333333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46666666666667">
            <text:p>0.0466666667</text:p>
          </table:table-cell>
          <table:table-cell table:formula="of:=[.F64]*100" office:value-type="float" office:value="4.6666666666667">
            <text:p>4.6666666667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58">
            <text:p>0.058</text:p>
          </table:table-cell>
          <table:table-cell table:formula="of:=[.F65]*100" office:value-type="float" office:value="5.8">
            <text:p>5.8</text:p>
          </table:table-cell>
          <table:table-cell office:value-type="string">
            <text:p>100-2LvLin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00">
            <text:p>100</text:p>
          </table:table-cell>
          <table:table-cell office:value-type="float" office:value="0.01">
            <text:p>0.01</text:p>
          </table:table-cell>
          <table:table-cell office:value-type="float" office:value="-3">
            <text:p>-3</text:p>
          </table:table-cell>
          <table:table-cell office:value-type="float" office:value="10">
            <text:p>10</text:p>
          </table:table-cell>
          <table:table-cell office:value-type="float" office:value="0.062666666666667">
            <text:p>0.0626666667</text:p>
          </table:table-cell>
          <table:table-cell table:formula="of:=[.F66]*100" office:value-type="float" office:value="6.2666666666667">
            <text:p>6.2666666667</text:p>
          </table:table-cell>
          <table:table-cell office:value-type="string">
            <text:p>100-2LvLin</text:p>
          </table:table-cell>
          <table:table-cell/>
        </table:table-row>
      </table:table>
      <table:database-ranges>
        <table:database-range table:target-range-address="Sheet1.A1:Sheet1.H66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02:1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02:12:04</dc:date>
    <meta:generator>OpenOffice.org/3.4$Unix OpenOffice.org_project/340m1$Build-9590</meta:generator>
    <meta:editing-duration>PT39M9S</meta:editing-duration>
    <meta:editing-cycles>1</meta:editing-cycles>
    <meta:document-statistic meta:table-count="1" meta:cell-count="5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1cm" chart:symbol-height="0.1cm">
        <chart:symbol-image/>
      </style:chart-properties>
      <style:graphic-properties svg:stroke-width="0.025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>
        <chart:symbol-image/>
      </style:chart-properties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824cm" xlink:href=".." xlink:type="simple" chart:class="chart:scatter" chart:style-name="ch1">
        <chart:legend chart:legend-position="end" svg:x="13.109cm" svg:y="3.621cm" style:legend-expansion="high" chart:style-name="ch2"/>
        <chart:plot-area chart:style-name="ch3" table:cell-range-address="Sheet1.A1:Sheet1.A11 Sheet1.H1:Sheet1.H1 Sheet1.G1:Sheet1.G33 Sheet1.H12:Sheet1.H12 Sheet1.H23:Sheet1.H23" chart:data-source-has-labels="row" svg:x="0.77cm" svg:y="0.839cm" svg:width="11.699cm" svg:height="7.389cm">
          <chartooo:coordinate-region svg:x="1.621cm" svg:y="1.036cm" svg:width="10.546cm" svg:height="6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11" chart:label-cell-address="Sheet1.H1:Sheet1.H1" chart:class="chart:scatter">
            <chart:domain table:cell-range-address="Sheet1.A1:Sheet1.A11"/>
            <chart:data-point chart:repeated="11"/>
          </chart:series>
          <chart:series chart:style-name="ch7" chart:values-cell-range-address="Sheet1.G12:Sheet1.G22" chart:label-cell-address="Sheet1.H12:Sheet1.H12" chart:class="chart:scatter">
            <chart:data-point chart:repeated="11"/>
          </chart:series>
          <chart:series chart:style-name="ch8" chart:values-cell-range-address="Sheet1.G23:Sheet1.G33" chart:label-cell-address="Sheet1.H23:Sheet1.H2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Reg</text:p>
                <draw:g>
                  <svg:desc>Sheet1.H1:Sheet1.H1</svg:desc>
                </draw:g>
              </table:table-cell>
              <table:table-cell office:value-type="string">
                <text:p>10-2LvLin</text:p>
                <draw:g>
                  <svg:desc>Sheet1.H12:Sheet1.H12</svg:desc>
                </draw:g>
              </table:table-cell>
              <table:table-cell office:value-type="string">
                <text:p>20-2LvLin</text:p>
                <draw:g>
                  <svg:desc>Sheet1.H23:Sheet1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1</svg:desc>
                </draw:g>
              </table:table-cell>
              <table:table-cell office:value-type="float" office:value="93.666666666667">
                <text:p>93.666666666667</text:p>
                <draw:g>
                  <svg:desc>Sheet1.G1:Sheet1.G11</svg:desc>
                </draw:g>
              </table:table-cell>
              <table:table-cell office:value-type="float" office:value="80.933333333334">
                <text:p>80.933333333334</text:p>
                <draw:g>
                  <svg:desc>Sheet1.G12:Sheet1.G22</svg:desc>
                </draw:g>
              </table:table-cell>
              <table:table-cell office:value-type="float" office:value="82">
                <text:p>82</text:p>
                <draw:g>
                  <svg:desc>Sheet1.G23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7.866666666667">
                <text:p>87.866666666667</text:p>
              </table:table-cell>
              <table:table-cell office:value-type="float" office:value="68.466666666667">
                <text:p>68.4666666666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1.666666666667">
                <text:p>71.666666666667</text:p>
              </table:table-cell>
              <table:table-cell office:value-type="float" office:value="46.8">
                <text:p>46.8</text:p>
              </table:table-cell>
              <table:table-cell office:value-type="float" office:value="44.666666666667">
                <text:p>44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1.866666666667">
                <text:p>41.866666666667</text:p>
              </table:table-cell>
              <table:table-cell office:value-type="float" office:value="29.066666666667">
                <text:p>29.0666666666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5.666666666667">
                <text:p>25.666666666667</text:p>
              </table:table-cell>
              <table:table-cell office:value-type="float" office:value="18.8">
                <text:p>18.8</text:p>
              </table:table-cell>
              <table:table-cell office:value-type="float" office:value="14.466666666667">
                <text:p>14.4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.4">
                <text:p>12.4</text:p>
              </table:table-cell>
              <table:table-cell office:value-type="float" office:value="13.333333333333">
                <text:p>13.33333333333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66666666667">
                <text:p>7.8666666666667</text:p>
              </table:table-cell>
              <table:table-cell office:value-type="float" office:value="12.133333333333">
                <text:p>12.13333333333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.6666666666667">
                <text:p>6.6666666666667</text:p>
              </table:table-cell>
              <table:table-cell office:value-type="float" office:value="13.733333333333">
                <text:p>13.733333333333</text:p>
              </table:table-cell>
              <table:table-cell office:value-type="float" office:value="7.8666666666667">
                <text:p>7.8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.2666666666667">
                <text:p>6.2666666666667</text:p>
              </table:table-cell>
              <table:table-cell office:value-type="float" office:value="12.533333333333">
                <text:p>12.53333333333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7.0666666666667">
                <text:p>7.0666666666667</text:p>
              </table:table-cell>
              <table:table-cell office:value-type="float" office:value="13.266666666667">
                <text:p>13.266666666667</text:p>
              </table:table-cell>
              <table:table-cell office:value-type="float" office:value="7.4666666666667">
                <text:p>7.4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7">
                <text:p>617</text:p>
              </table:table-cell>
              <table:table-cell office:value-type="float" office:value="7.6">
                <text:p>7.6</text:p>
              </table:table-cell>
              <table:table-cell office:value-type="float" office:value="17.466666666667">
                <text:p>17.46666666666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